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font-size="18pt" style:font-size-asian="18pt" style:language-asian="zh" style:country-asian="CN" style:font-size-complex="18pt"/>
    </style:style>
    <style:style style:name="P3" style:family="paragraph" style:parent-style-name="Text_20_body">
      <style:paragraph-properties fo:margin-top="0cm" fo:margin-bottom="0.499cm"/>
    </style:style>
    <style:style style:name="P4" style:family="paragraph" style:parent-style-name="Heading_20_2">
      <style:text-properties fo:font-size="12pt" style:font-size-asian="12pt" style:language-asian="zh" style:country-asian="CN" style:font-size-complex="12pt"/>
    </style:style>
    <style:style style:name="P5" style:family="paragraph" style:parent-style-name="Standard">
      <style:text-properties fo:font-size="18pt" style:font-name-asian="DejaVu Sans" style:font-size-asian="18pt" style:language-asian="zh" style:country-asian="CN" style:font-size-complex="18pt"/>
    </style:style>
    <style:style style:name="P6" style:family="paragraph" style:parent-style-name="Standard">
      <style:text-properties style:font-name-asian="DejaVu Sans" style:language-asian="zh" style:country-asian="CN"/>
    </style:style>
    <style:style style:name="P7" style:family="paragraph" style:parent-style-name="Standard">
      <style:paragraph-properties fo:margin-top="0cm" fo:margin-bottom="0.499cm"/>
      <style:text-properties style:font-name-asian="DejaVu Sans" style:language-asian="zh" style:country-asian="CN"/>
    </style:style>
    <style:style style:name="P8" style:family="paragraph" style:parent-style-name="Text_20_body">
      <style:text-properties style:font-name-asian="DejaVu Sans" style:language-asian="zh" style:country-asian="CN"/>
    </style:style>
    <style:style style:name="P9" style:family="paragraph" style:parent-style-name="Text_20_body">
      <style:text-properties fo:font-size="12pt" style:font-name-asian="DejaVu Sans" style:font-size-asian="12pt" style:language-asian="zh" style:country-asian="CN" style:font-size-complex="12pt"/>
    </style:style>
    <style:style style:name="P10" style:family="paragraph" style:parent-style-name="Text_20_body">
      <style:paragraph-properties fo:margin-top="0cm" fo:margin-bottom="0.499cm"/>
    </style:style>
    <style:style style:name="P11" style:family="paragraph" style:parent-style-name="Text_20_body" style:list-style-name="L1">
      <style:paragraph-properties fo:margin-top="0cm" fo:margin-bottom="0.499cm"/>
    </style:style>
    <style:style style:name="T1" style:family="text">
      <style:text-properties fo:font-size="12pt"/>
    </style:style>
    <style:style style:name="T2" style:family="text">
      <style:text-properties fo:font-size="12pt" style:font-name-asian="新細明體" style:font-size-asian="12pt" style:language-asian="zh" style:country-asian="CN" style:font-size-complex="12pt"/>
    </style:style>
    <style:style style:name="T3" style:family="text">
      <style:text-properties fo:font-size="12pt" style:font-name-asian="新細明體" style:font-size-asian="12pt" style:language-asian="zh" style:country-asian="TW" style:font-size-complex="12pt"/>
    </style:style>
    <style:style style:name="T4" style:family="text">
      <style:text-properties fo:font-size="12pt" style:font-name-asian="DejaVu Sans" style:font-size-asian="12pt" style:language-asian="zh" style:country-asian="CN" style:font-size-complex="12pt"/>
    </style:style>
    <style:style style:name="T5" style:family="text">
      <style:text-properties fo:font-size="12pt" style:font-name-asian="DejaVu Sans" style:language-asian="zh" style:country-asian="CN"/>
    </style:style>
    <style:style style:name="T6" style:family="text">
      <style:text-properties fo:font-size="12pt" style:font-size-asian="12pt" style:font-size-complex="12pt"/>
    </style:style>
    <style:style style:name="T7" style:family="text">
      <style:text-properties style:font-name-asian="新細明體"/>
    </style:style>
    <style:style style:name="T8" style:family="text">
      <style:text-properties style:font-name-asian="新細明體" style:language-asian="zh" style:country-asian="TW"/>
    </style:style>
    <style:style style:name="T9" style:family="text">
      <style:text-properties style:font-name-asian="DejaVu Sans"/>
    </style:style>
    <style:style style:name="T10" style:family="text">
      <style:text-properties style:font-name-asian="DejaVu Sans" style:language-asian="zh" style:country-asian="CN"/>
    </style:style>
    <style:style style:name="T11" style:family="text">
      <style:text-properties style:font-name-asian="DejaVu Sans" style:language-asian="zh" style:country-asian="CN" style:font-size-complex="12pt"/>
    </style:style>
    <style:style style:name="T12" style:family="text">
      <style:text-properties style:font-size-asian="12pt"/>
    </style:style>
    <style:style style:name="T13" style:family="text">
      <style:text-properties style:language-asian="zh" style:country-asian="TW"/>
    </style:style>
    <style:style style:name="T14" style:family="text">
      <style:text-properties style:font-size-complex="12pt"/>
    </style:style>
    <style:style style:name="T15" style:family="text">
      <style:text-properties style:language-asian="zh" style:country-asian="C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www.tldp.org/HOWTO/Software-Building-HOWTO.html"><text:span text:style-name="T10"/></text:a></text:p>
      <text:p text:style-name="P2"><text:a xlink:type="simple" xlink:href="http://www.tldp.org/HOWTO/Software-Building-HOWTO.html"><text:span text:style-name="T9">http://www.tldp.org/HOWTO/Software-Building-HOWTO.html</text:span></text:a></text:p>
      <text:p text:style-name="P5"/>
      <text:p text:style-name="Standard"><text:span text:style-name="T2">在</text:span><text:span text:style-name="T4">linux下编译和安装软件</text:span></text:p>
      <text:p text:style-name="P4"><text:a xlink:type="simple" xlink:href="mailto:thegrendel@theriver.com"><text:span text:style-name="Strong_20_Emphasis"><text:span text:style-name="T9">Mendel Cooper</text:span></text:span></text:a><text:span text:style-name="T9"> --- </text:span><text:a xlink:type="simple" xlink:href="http://personal.riverusers.com/~thegrendel/"><text:span text:style-name="T9">http://personal.riverusers.com/~thegrendel/</text:span></text:a></text:p>
      <text:p text:style-name="P8">v1.91, 27 July 1999 </text:p>
      <text:p text:style-name="P3"><text:span text:style-name="T4">这</text:span><text:span text:style-name="T2">是一份指</text:span><text:span text:style-name="T4">导</text:span><text:span text:style-name="T2">用</text:span><text:span text:style-name="T4">户</text:span><text:span text:style-name="T4">在Linux下</text:span><text:span text:style-name="T4">编译</text:span><text:span text:style-name="T4">和安</text:span><text:span text:style-name="T4">装类</text:span><text:span text:style-name="T4">Unix</text:span><text:span text:style-name="T4">软</text:span><text:span text:style-name="T4">件的全面的手</text:span><text:span text:style-name="T4">册</text:span><text:span text:style-name="T4">。</text:span><text:span text:style-name="T4">还</text:span><text:span text:style-name="T4">有，</text:span><text:span text:style-name="T4">这</text:span><text:span text:style-name="T4">里</text:span><text:span text:style-name="T4">还</text:span><text:span text:style-name="T4">有一些</text:span><text:span text:style-name="T4">rpm</text:span><text:span text:style-name="T4">和deb的</text:span><text:span text:style-name="T4">预编译</text:span><text:span text:style-name="T4">二</text:span><text:span text:style-name="T4">进</text:span><text:span text:style-name="T4">制包。</text:span></text:p>
      <text:p text:style-name="P3"><text:span text:style-name="T4">1.介绍</text:span></text:p>
      <text:p text:style-name="P3"><text:span text:style-name="T4">各种不同风格的unix和linux软件包被从源码压缩成档案。这些同样的包被编译后运行在不同的设备上，这样软件的作者不需要再制作不同版本的产品。软件包的一个发行却有如此多的化身，可以在intel上，在DEC alpha上，在RISC工作站上，乃至大型主机上。不幸的是，编译和安装软件的责任被转移到了终端用户，系统管理员，键盘前面的朋友—你的身上。别担心，尽管如此，这个过程远没有看起来那么可怕和神秘，这个指南会示范给你看。</text:span></text:p>
      <text:p text:style-name="P3"><text:span text:style-name="T3">2.</text:span><text:span text:style-name="T4">解包软件</text:span></text:p>
      <text:p text:style-name="P3"><text:span text:style-name="T4">如果你下载或者通过其他方式得到软件包。大多数情况下是存档或压缩文件，是tar.gz或者.tgz，从tarball命令而来。首先把他复制到工作目录。然后解压他。适当的命令是tar xzvf filenam , filename是软件的文件名。解压的程序会将适当的文件放置它创建的子目录中。注意，如果软件包的名字有.z的后缀，那么以上的程序可以处理，尽管可以通过tar xvf 运行解压。你可以通过tar tzvf filename 来预览文件，文件内容会被列出来，但不会真的解压。</text:span></text:p>
      <text:p text:style-name="P3"><text:span text:style-name="T4">相对于上面的方法解压“tarballs”包，下面命令也有相同的效果：</text:span></text:p>
      <text:p text:style-name="P9">gzip -cd filename | tar xvf - </text:p>
      <text:p text:style-name="P9">gunzip -c filename | tar xvf - </text:p>
      <text:p text:style-name="P3"><text:span text:style-name="T4">(“-” 会让tar命令的结果做为前面的输入）</text:span></text:p>
      <text:p text:style-name="P3"><text:span text:style-name="T2">如果是新的文件格式</text:span><text:span text:style-name="T4">bzip2(.bz2)</text:span><text:span text:style-name="T2">，可以用</text:span><text:span text:style-name="T4">bzip2 -cd filename | tar xvf - ，或者更简单的</text:span></text:p>
      <text:p text:style-name="P3"><text:span text:style-name="T4">tar xyvf filename来处理，XXXXXXtar有适当地补充(祥请参加ftp://metalab.unc.edu/pub/Linux/docs/HOWTO/mini/Bzip)。</text:span></text:p>
      <text:p text:style-name="P3"><text:span text:style-name="T4">Debian的tar使用不同的补丁，有一个由</text:span><text:span text:style-name="T10">Hiroshi Takekawa</text:span><text:span text:style-name="T4">编写，所以XXXXXX。</text:span></text:p>
      <text:p text:style-name="P3"><text:span text:style-name="T4">（非常感谢R. Brock Lynn和Fabrizio Stefani 修改并更新了以上信息。）</text:span></text:p>
      <text:p text:style-name="P3"><text:span text:style-name="T4">有时候软件必须在用户的主目录，或者是其他特别指定的目录，例如/,/usr/src,或者/ort,中解压安装，这些一般会在包的config信息文件中说明。如果你在解压中遇到错误信息，可能就是因为这个原因。如果包中有说明文档，特别是README或INSTALL文件，你应该先阅读一下。按照安装的指南编辑一下config文件也是必要的。注意你没有更改的那些普通的imake文件，这可能有意想不到的结果。许多软件包允许你运行make install这个程序，自动</text:span><text:soft-page-break/><text:span text:style-name="T4">的把二进制文件放到系统的适当的区域。</text:span></text:p>
      <text:list xml:id="list575366002" text:style-name="L1">
        <text:list-item>
          <text:p text:style-name="P11"><text:span text:style-name="T4">你可能会碰到shar文件或者shell文档，尤其是在互联网的源码新闻组里。保留他们在这里是因为人类容易读懂他们，而且这样将使新闻组容易分类他们和被拒绝的不合适的文件。他们可能可以通过unshar filename.shar 命令来解压。另外这个程序会想tarballs一样处理他们。</text:span></text:p>
        </text:list-item>
        <text:list-item>
          <text:p text:style-name="P11"><text:span text:style-name="T4">许多源码档案会被不标准的DOS,MAC,或者AMIGA压缩处理，如zip,arc,lha,arj,zoo,rar,和shk。不过还好，</text:span><text:a xlink:type="simple" xlink:href="http://metalab.unc.edu/和其他站点都有linux下的解压软件用来处理他们中的大多数或全部类型"><text:span text:style-name="T10">http://metalab.unc.edu/</text:span></text:a><text:a xlink:type="simple" xlink:href="http://metalab.unc.edu/和其他站点都有linux下的解压软件用来处理他们中的大多数或全部类型">和其他站点都有</text:a><text:a xlink:type="simple" xlink:href="http://metalab.unc.edu/和其他站点都有linux下的解压软件用来处理他们中的大多数或全部类型"><text:span text:style-name="T10">linux</text:span></text:a><text:a xlink:type="simple" xlink:href="http://metalab.unc.edu/和其他站点都有linux下的解压软件用来处理他们中的大多数或全部类型">下的解压软件用来处理他们中的大多数或全部类型</text:a><text:span text:style-name="T4">。</text:span></text:p>
        </text:list-item>
      </text:list>
      <text:p text:style-name="P3"><text:span text:style-name="T4">有时候，你需要使用列出的变更清单的patch或diff文件更新或者合并bug补丁到源码文件中。在此例中，文档或README会告诉你要做的。调用强大的larry wall的patch补丁的常规语法是patch&lt;patchfile。</text:span></text:p>
      <text:p text:style-name="P7"><text:span text:style-name="T6">你现在可以向步骤的下一个阶段进发了。</text:span></text:p>
      <text:p text:style-name="P1"><text:span text:style-name="T9">3.</text:span>使用<text:span text:style-name="T9">make</text:span>命令</text:p>
      <text:p text:style-name="Standard"><text:span text:style-name="T10">makefile</text:span><text:span text:style-name="T15">文件是编译程序的关键。它最简单的形式，是编译和构建二进制文件的一个脚本，是软件包执行的一部分。</text:span><text:span text:style-name="T10">makefile</text:span><text:span text:style-name="T15">文件还可以让你在更新软件包是不用重新编译所有的源文件，不过这些是后话了。</text:span></text:p>
      <text:p text:style-name="P6"/>
      <text:p text:style-name="Standard"><text:span text:style-name="T15">许多时候，</text:span><text:span text:style-name="T10">makefile</text:span><text:span text:style-name="T15">文件启动</text:span><text:span text:style-name="T10">CC</text:span><text:span text:style-name="T15">或</text:span><text:span text:style-name="T10">GCC</text:span><text:span text:style-name="T15">。事实上这只是个预处理程序，</text:span><text:span text:style-name="T10">C</text:span><text:span text:style-name="T15">（或</text:span><text:span text:style-name="T10">C++</text:span><text:span text:style-name="T15">）编译器，和连接器会被依次调用。目前执行的这个程序会将源代码转变成为计算机可执行的二进制文件。</text:span></text:p>
      <text:p text:style-name="P6"/>
      <text:p text:style-name="Standard"><text:span text:style-name="T15">调用</text:span><text:span text:style-name="T10">make</text:span><text:span text:style-name="T15">命令通常只需要输入</text:span><text:span text:style-name="T10">make</text:span><text:span text:style-name="T15">。这被怀疑通常可以构建包中所有必需的可执行文件。可是，</text:span><text:span text:style-name="T10">make</text:span><text:span text:style-name="T15">还可以完成其他的任务，例如安装文件到适当的目录和移除失效的项目文件。运行</text:span><text:span text:style-name="T10">make -n </text:span><text:span text:style-name="T15">可以预览编译过程，它会像被</text:span><text:span text:style-name="T10">make</text:span><text:span text:style-name="T15">触发一样输出所有的命令，而实际上没有执行他们。</text:span></text:p>
      <text:p text:style-name="P6"/>
      <text:p text:style-name="Standard"><text:span text:style-name="T15">只有最简单的软件使用普通的</text:span><text:span text:style-name="T10">makefile</text:span><text:span text:style-name="T15">。许多复杂的安装程序需要按照你设备上的细节包括库文件位置，包含的文件，和资源等因素来裁剪</text:span><text:span text:style-name="T10">makefile</text:span><text:span text:style-name="T15">。特别是编译需要用到</text:span><text:span text:style-name="T10">X11</text:span><text:span text:style-name="T15">库来按照时。</text:span><text:span text:style-name="T10">Imake</text:span><text:span text:style-name="T15">和</text:span><text:span text:style-name="T10">xmkmf</text:span><text:span text:style-name="T15">完成这个任务。</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新細明體" svg:font-family="新細明體"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Heading" style:next-style-name="Text_20_body" style:class="text">
      <style:text-properties style:font-name="Times New Roman" fo:font-size="18pt" fo:font-weight="bold" style:font-name-asian="新細明體"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4-14T22:49:01</dc:date>
    <meta:editing-duration>PT00H28M54S</meta:editing-duration>
    <meta:editing-cycles>7</meta:editing-cycles>
    <meta:generator>OpenOffice.org/3.2$Linux OpenOffice.org_project/320m12$Build-9483</meta:generator>
    <meta:document-statistic meta:table-count="0" meta:image-count="0" meta:object-count="0" meta:page-count="2" meta:paragraph-count="27" meta:word-count="815" meta:character-count="2128"/>
    <dc:creator>qf </dc:creator>
    <meta:user-defined meta:name="資訊 1"/>
    <meta:user-defined meta:name="資訊 2"/>
    <meta:user-defined meta:name="資訊 3"/>
    <meta:user-defined meta:name="資訊 4"/>
  </office:meta>
</office:document-meta>
</file>